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арсенбаев Ерлан Алиаскарович</text:p>
          </table:table-cell>
          <table:table-cell table:style-name="ce5" office:value-type="string" calcext:value-type="string">
            <text:p>Заведующий кафедрой</text:p>
          </table:table-cell>
          <table:table-cell table:style-name="ce5" office:value-type="string" calcext:value-type="string">
            <text:p>PhD</text:p>
          </table:table-cell>
          <table:table-cell table:style-name="ce5" office:value-type="string" calcext:value-type="string">
            <text:p>Ассистент-професс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Тепловые машины и ГТУ (каз)</text:p>
            <text:p> 2. Технология производства высокопотенциального пара в ТЭС</text:p>
            <text:p> 3. Электропривод (рус)</text:p>
            <text:p> 4. Электроэнергетические сети и системы (рус)</text:p>
          </table:table-cell>
          <table:table-cell table:style-name="ce6" office:value-type="string" calcext:value-type="string">
            <text:p><text:a xlink:href="mailto:erlansar@mail.ru" xlink:type="simple">87053157262;
 erlansar@mail.ru;
 e.sarsenbayev
 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Бекбаев Амангельды</text:p>
          </table:table-cell>
          <table:table-cell table:style-name="ce5" office:value-type="string" calcext:value-type="string">
            <text:p>Профессор</text:p>
          </table:table-cell>
          <table:table-cell table:style-name="ce5" office:value-type="string" calcext:value-type="string">
            <text:p>д.т.н.</text:p>
          </table:table-cell>
          <table:table-cell table:style-name="ce5" office:value-type="string" calcext:value-type="string">
            <text:p>Професс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Введение в специальность (рус,каз)</text:p>
            <text:p> 2.Возобновляемые источники энергии</text:p>
            <text:p> (рус)</text:p>
            <text:p> 3. Альтернативные источники энергии</text:p>
            <text:p> (рус)</text:p>
            <text:p> 4. Научно-технические проблемы электроэнергетики (рус)</text:p>
            <text:p> 5. Возобновляемая энергетика (рус, каз)</text:p>
            <text:p> 6. Особые и специальные системы автоматического управления в ЭЭ (рус)</text:p>
          </table:table-cell>
          <table:table-cell table:style-name="ce6" office:value-type="string" calcext:value-type="string">
            <text:p><text:a xlink:href="mailto:bekbaev_a@mail.ru" xlink:type="simple">87077610425;
 bekbaev_a@mail.ru; a.bekbayev
 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Хидолда Еркин</text:p>
          </table:table-cell>
          <table:table-cell table:style-name="ce5" office:value-type="string" calcext:value-type="string">
            <text:p>Ассоциированный профессор</text:p>
          </table:table-cell>
          <table:table-cell table:style-name="ce5" office:value-type="string" calcext:value-type="string">
            <text:p>к.т.н.</text:p>
          </table:table-cell>
          <table:table-cell table:style-name="ce5" office:value-type="string" calcext:value-type="string">
            <text:p>Ассоциированный професс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Основы электробезопасности (рус, каз)</text:p>
            <text:p> 2. Расчет и проектирование систем электроснабжения (рус,каз)</text:p>
            <text:p> 3. Электрические аппараты (рус)</text:p>
            <text:p> 4. Современное оборудование высокого напряжения</text:p>
            <text:p> 5. Теория электрических аппаратов (рус)</text:p>
            <text:p> 6. Электротехническое материаловедение (рус,каз)</text:p>
            <text:p> 7. Теория электромеханического преобразования энергии</text:p>
            <text:p> 7. Электроснабжение предприятий (рус)</text:p>
          </table:table-cell>
          <table:table-cell table:style-name="ce6" office:value-type="string" calcext:value-type="string">
            <text:p><text:a xlink:href="mailto:erkin_kh@mail.ru" xlink:type="simple">87021120211;
 erkin_kh@mail.ru; khidolda_e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Жуматова Асель Акановна</text:p>
          </table:table-cell>
          <table:table-cell table:style-name="ce5" office:value-type="string" calcext:value-type="string">
            <text:p>Ассистент-</text:p>
            <text:p> профессор</text:p>
          </table:table-cell>
          <table:table-cell table:style-name="ce5" office:value-type="string" calcext:value-type="string">
            <text:p>к.т.н.</text:p>
          </table:table-cell>
          <table:table-cell table:style-name="ce5" office:value-type="string" calcext:value-type="string">
            <text:p>Ассистент-</text:p>
            <text:p> професс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Осветительная техника и освещение (рус,каз)</text:p>
            <text:p> 2. Система энергоменеджмента согласно международным стандартам (рус)</text:p>
            <text:p> 3. Эксплуатация основного оборудования ТЭС (каз)</text:p>
            <text:p> 4.Энергоаудит и энергосбережение на предприятиях (рус)</text:p>
            <text:p> 5. Энергосбережение в теплоэнергетике и теплотехнологии (каз)</text:p>
            <text:p> 6. Теория и практика релейной защиты (рус)</text:p>
            <text:p> 7. Надежность в электроэнергетике (рус)</text:p>
            <text:p> 8. Нагнетатели и тепловые двигатели (рус ,каз)</text:p>
            <text:p> 9. Техническая термодинамика (рус,каз)</text:p>
            <text:p> 10. Теоретические основы теплотехники (рус,каз)</text:p>
          </table:table-cell>
          <table:table-cell table:style-name="ce6" office:value-type="string" calcext:value-type="string">
            <text:p><text:a xlink:href="mailto:asselzh81@mail.ru" xlink:type="simple">87079185844;
 asselzh81@mail.ru; a.zhumatova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Умышев Диас Райбекович</text:p>
          </table:table-cell>
          <table:table-cell table:style-name="ce5" office:value-type="string" calcext:value-type="string">
            <text:p>Ассоциированный профессор</text:p>
          </table:table-cell>
          <table:table-cell table:style-name="ce5" office:value-type="string" calcext:value-type="string">
            <text:p>PhD</text:p>
          </table:table-cell>
          <table:table-cell table:style-name="ce5" office:value-type="string" calcext:value-type="string">
            <text:p>Ассоциированный професс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Тепломассообменное оборудование предприятия (рус,каз)</text:p>
            <text:p> 2. Энергоаудит и энергосбережение на предприятиях (каз,анг)</text:p>
            <text:p> 3. Расчет и проектирование теплообменного оборудования (каз)</text:p>
            <text:p> 4. Основы теории горения топлива и топочные устройства (каз)</text:p>
            <text:p> 5. Нагнетатели и тепловые двигатели (каз,анг)</text:p>
            <text:p> 6. Теоретические основы теплотехники (рус,каз)</text:p>
            <text:p> 7. Техническая термодинамика (рус,каз,анг)</text:p>
          </table:table-cell>
          <table:table-cell table:style-name="ce6" office:value-type="string" calcext:value-type="string">
            <text:p><text:a xlink:href="mailto:umishev_d@mail.ru" xlink:type="simple">87479530545;
 umishev_d@mail.ru; d.umyshev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Балгаев Нуржан Ергенович</text:p>
          </table:table-cell>
          <table:table-cell table:style-name="ce5" office:value-type="string" calcext:value-type="string">
            <text:p>Ассистент-профессор</text:p>
          </table:table-cell>
          <table:table-cell table:style-name="ce5" office:value-type="string" calcext:value-type="string">
            <text:p>PhD</text:p>
          </table:table-cell>
          <table:table-cell table:style-name="ce5" office:value-type="string" calcext:value-type="string">
            <text:p>Ассистент-професс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Моделирование в энергетических системах (рус,каз)</text:p>
            <text:p> 2. Силовые преобразователи энергии (рус,каз)</text:p>
            <text:p> 3. Переходные процессы в энергосистемах (рус,каз)</text:p>
            <text:p> 4. Электромагнитные и электромеханические процессы (рус)</text:p>
            <text:p> 5. Микропроцессорные системы управления технологическими процессами в энергетике (рус)</text:p>
            <text:p> 6. Электрическая часть электростанций и подстанций (рус)</text:p>
            <text:p> 7. Промышленная электроника (рус, каз)</text:p>
            <text:p> 8. Силовая электроника (рус)</text:p>
          </table:table-cell>
          <table:table-cell table:style-name="ce6" office:value-type="string" calcext:value-type="string">
            <text:p><text:a xlink:href="about:blank" xlink:type="simple">87773819247;
 aurum198322@gmail.com;
 n.balgayev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Бердибеков Абдисаттар Опабекович</text:p>
          </table:table-cell>
          <table:table-cell table:style-name="ce5" office:value-type="string" calcext:value-type="string">
            <text:p>Сениор - лектор</text:p>
          </table:table-cell>
          <table:table-cell table:style-name="ce5" office:value-type="string" calcext:value-type="string">
            <text:p>м.т.н</text:p>
          </table:table-cell>
          <table:table-cell table:style-name="ce5" office:value-type="string" calcext:value-type="string">
            <text:p>Сениор - лект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Энергетическое и электротехническое оборудование (рус,каз)</text:p>
            <text:p> 2. Инженерное проектирование электрических машин в электроэнергетике (каз)</text:p>
            <text:p> 3. Монтаж, наладка и эксплуатация электроборудования (рус)</text:p>
            <text:p> 4. Цифровые системы управления электроприводами (рус)</text:p>
            <text:p> 5. Энергетическое и электротехническое оборудование (рус)</text:p>
            <text:p> 6. Чтение электрических схем (рус,каз)</text:p>
            <text:p> 7. Автоматизированный электропривод (рус,каз)</text:p>
          </table:table-cell>
          <table:table-cell table:style-name="ce6" office:value-type="string" calcext:value-type="string">
            <text:p><text:a xlink:href="mailto:abdisattar@mail.ru" xlink:type="simple">87072030269;
 abdisattar@mail.ru;
 a.berdibekov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Сәбитқызы Бибінұр</text:p>
          </table:table-cell>
          <table:table-cell table:style-name="ce5" office:value-type="string" calcext:value-type="string">
            <text:p>Лектор</text:p>
          </table:table-cell>
          <table:table-cell table:style-name="ce5" office:value-type="string" calcext:value-type="string">
            <text:p>м.т.н.</text:p>
          </table:table-cell>
          <table:table-cell table:style-name="ce5" office:value-type="string" calcext:value-type="string">
            <text:p>Лект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Электрические машины (каз)</text:p>
            <text:p> 2. Тепловые сети и cистемы теплоснабжения предприятий и ЖКХ (каз)</text:p>
            <text:p> 3. Моделирование в энергетических системах (каз)</text:p>
            <text:p> 4. Автоматизированный электропривод (каз)</text:p>
            <text:p> 5. Энергоснабжение предприятий (каз)</text:p>
            <text:p> 6. Электрическая часть электростанций и подстанций (каз)</text:p>
          </table:table-cell>
          <table:table-cell table:style-name="ce6" office:value-type="string" calcext:value-type="string">
            <text:p><text:a xlink:href="mailto:biko_80@mail.ru" xlink:type="simple">87026203438;
 biko_80@mail.ru;b.sabitkyzy@satbayev.university;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Шакенов Калижан Бахытжанович</text:p>
          </table:table-cell>
          <table:table-cell table:style-name="ce5" office:value-type="string" calcext:value-type="string">
            <text:p>Лектор</text:p>
          </table:table-cell>
          <table:table-cell table:style-name="ce5" office:value-type="string" calcext:value-type="string">
            <text:p>м.т.н.</text:p>
          </table:table-cell>
          <table:table-cell table:style-name="ce5" office:value-type="string" calcext:value-type="string">
            <text:p>Лектор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Тепломассообменное оборудование предприятия (каз)</text:p>
            <text:p> 2. Промышленная электроника (рус,каз)</text:p>
            <text:p> 3. Лабораторный практикум по современным промышленным технологиям в электроэнергетике I (каз)</text:p>
            <text:p> 4. Лабораторный практикум по современным промышленным технологиям в электроэнергетике II (каз)</text:p>
          </table:table-cell>
          <table:table-cell table:style-name="ce6" office:value-type="string" calcext:value-type="string">
            <text:p><text:a xlink:href="mailto:kalizhan-90@mail.ru" xlink:type="simple">87471710691;
 kalizhan-90@mail.ru;
 k.shakenov@satbayev.university</text:a></text:p>
          </table:table-cell>
          <table:table-cell table:number-columns-repeated="1015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Ахамбаев Руслан Саметович</text:p>
          </table:table-cell>
          <table:table-cell table:style-name="ce5" office:value-type="string" calcext:value-type="string">
            <text:p>Ассистент</text:p>
          </table:table-cell>
          <table:table-cell table:style-name="ce5" office:value-type="string" calcext:value-type="string">
            <text:p>м.т.н.</text:p>
          </table:table-cell>
          <table:table-cell table:style-name="ce5" office:value-type="string" calcext:value-type="string">
            <text:p>Ассистент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Кафедра «Энергетика»</text:p>
          </table:table-cell>
          <table:table-cell table:style-name="ce5" office:value-type="string" calcext:value-type="string">
            <text:p>1. Лабораторный практикум по современным промышленным технологиям в электроэнергетике I (каз)</text:p>
            <text:p> 2. Электрические машины (рус,каз)</text:p>
            <text:p> 3. Особые и специальные системы автоматического управления в ЭЭ (рус)</text:p>
            <text:p> 4. Лабораторный практикум по современным промышленным технологиям в электроэнергетике II (рус,каз)</text:p>
            <text:p> 5. Энергоснабжение предприятий (каз)</text:p>
          </table:table-cell>
          <table:table-cell table:style-name="ce6" office:value-type="string" calcext:value-type="string">
            <text:p><text:a xlink:href="mailto:r.akhambayev@gmail.com" xlink:type="simple">87027807840;
 r.akhambayev@gmail.com; r.akhambayev@satbayev.university</text:a></text:p>
          </table:table-cell>
          <table:table-cell table:number-columns-repeated="1015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7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 table:number-rows-repeated="999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8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8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8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10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Жаксалыков Азамат Серикулы</text:p>
          </table:table-cell>
          <table:table-cell table:style-name="ce5" office:value-type="string" calcext:value-type="string">
            <text:p>программы</text:p>
            <text:p> Erasmus+</text:p>
          </table:table-cell>
          <table:table-cell table:style-name="ce9" table:content-validation-name="val8" office:value-type="string" calcext:value-type="string">
            <text:p>Магистратура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content-validation-name="val9" office:value-type="string" calcext:value-type="string">
            <text:p>За счет принимающей стороны</text:p>
          </table:table-cell>
          <table:table-cell table:style-name="ce9" office:value-type="string" calcext:value-type="string">
            <text:p>г.Кетен, Германия, Университет Анхальт</text:p>
          </table:table-cell>
          <table:table-cell table:style-name="ce9" office:value-type="string" calcext:value-type="string">
            <text:p>с 01.10.2019 по 01.03.2020 учебного года</text:p>
          </table:table-cell>
          <table:table-cell table:style-name="ce11" office:value-type="string" calcext:value-type="string">
            <text:p><text:a xlink:href="https://drive.google.com/file/d/10sDkh36wLgyvSEwwpAxCKUXE15ADSgZE/view?usp=sharing" xlink:type="simple">https://drive.google.com/file/d/10sDkh36wLgyvSEwwpAxCKUXE15ADSgZE/view?usp=sharing</text:a></text:p>
          </table:table-cell>
          <table:table-cell table:number-columns-repeated="1015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Молчанов Арсений Владимирович</text:p>
          </table:table-cell>
          <table:table-cell table:style-name="ce5" office:value-type="string" calcext:value-type="string">
            <text:p>программы</text:p>
            <text:p> Erasmus+</text:p>
          </table:table-cell>
          <table:table-cell table:style-name="ce9" table:content-validation-name="val8" office:value-type="string" calcext:value-type="string">
            <text:p>Магистратура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content-validation-name="val9" office:value-type="string" calcext:value-type="string">
            <text:p>За счет принимающей стороны</text:p>
          </table:table-cell>
          <table:table-cell table:style-name="ce9" office:value-type="string" calcext:value-type="string">
            <text:p>г.Кетен, Германия, Университет Анхальт</text:p>
          </table:table-cell>
          <table:table-cell table:style-name="ce9" office:value-type="string" calcext:value-type="string">
            <text:p>с 01.10.2019 по 01.03.2020 учебного года</text:p>
          </table:table-cell>
          <table:table-cell table:style-name="ce11" office:value-type="string" calcext:value-type="string">
            <text:p><text:a xlink:href="https://drive.google.com/file/d/10sDkh36wLgyvSEwwpAxCKUXE15ADSgZE/view?usp=sharing" xlink:type="simple">https://drive.google.com/file/d/10sDkh36wLgyvSEwwpAxCKUXE15ADSgZE/view?usp=sharing</text:a></text:p>
          </table:table-cell>
          <table:table-cell table:number-columns-repeated="1015"/>
        </table:table-row>
        <table:table-row table:style-name="ro2" table:number-rows-repeated="997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12" office:value-type="string" calcext:value-type="string">
            <text:p>№</text:p>
          </table:table-cell>
          <table:table-cell table:style-name="ce12" office:value-type="string" calcext:value-type="string">
            <text:p>Наименование организации</text:p>
          </table:table-cell>
          <table:table-cell table:style-name="ce12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209" meta:object-count="0"/>
    <meta:generator>LibreOfficeDev/6.0.5.2$Linux_X86_64 LibreOffice_project/</meta:generator>
  </office:meta>
</office:document-meta>
</file>